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84000000FE3E2E848341EE9A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eeeeee" draw:textarea-horizontal-align="justify" draw:textarea-vertical-align="top" draw:auto-grow-height="false" fo:min-height="0.9cm" fo:min-width="5.38cm" fo:padding-top="0.25cm" fo:padding-bottom="0.25cm"/>
      <style:paragraph-properties style:writing-mode="lr-tb"/>
    </style:style>
    <style:style style:name="gr2" style:family="graphic" style:parent-style-name="standard">
      <style:graphic-properties svg:stroke-color="#1c1c1c" draw:fill-color="#eeeeee" draw:textarea-horizontal-align="justify" draw:textarea-vertical-align="top" draw:auto-grow-height="false" fo:min-height="0.9cm" fo:min-width="5.381cm" fo:padding-top="0.25cm" fo:padding-bottom="0.25cm"/>
      <style:paragraph-properties style:writing-mode="lr-tb"/>
    </style:style>
    <style:style style:name="gr3" style:family="graphic" style:parent-style-name="standard">
      <style:graphic-properties svg:stroke-color="#1c1c1c" draw:fill-color="#eeeeee" draw:textarea-horizontal-align="justify" draw:textarea-vertical-align="middle" draw:auto-grow-height="false" fo:min-height="0.55cm" fo:min-width="5.38cm"/>
      <style:paragraph-properties style:writing-mode="lr-tb"/>
    </style:style>
    <style:style style:name="gr4" style:family="graphic" style:parent-style-name="standard">
      <style:graphic-properties svg:stroke-color="#1c1c1c" draw:fill-color="#eeeeee" draw:textarea-horizontal-align="justify" draw:textarea-vertical-align="top" draw:auto-grow-height="false" fo:min-height="0.9cm" fo:min-width="5.379cm" fo:padding-top="0.25cm" fo:padding-bottom="0.25cm"/>
      <style:paragraph-properties style:writing-mode="lr-tb"/>
    </style:style>
    <style:style style:name="gr5" style:family="graphic" style:parent-style-name="standard">
      <style:graphic-properties svg:stroke-color="#1c1c1c" draw:fill-color="#eeeeee" draw:textarea-horizontal-align="justify" draw:textarea-vertical-align="middle" draw:auto-grow-height="false" fo:min-height="0.55cm" fo:min-width="5.379cm"/>
      <style:paragraph-properties style:writing-mode="lr-tb"/>
    </style:style>
    <style:style style:name="gr6" style:family="graphic" style:parent-style-name="Dependency_20__28_UML_29_">
      <style:paragraph-properties style:writing-mode="lr-tb"/>
    </style:style>
    <style:style style:name="gr7" style:family="graphic" style:parent-style-name="Association_20__28_UML_29_">
      <style:graphic-properties draw:textarea-vertical-align="bottom"/>
      <style:paragraph-properties style:writing-mode="lr-tb"/>
    </style:style>
    <style:style style:name="gr8" style:family="graphic" style:parent-style-name="Association_20__28_UML_29_">
      <style:paragraph-properties style:writing-mode="lr-tb"/>
    </style:style>
    <style:style style:name="gr9" style:family="graphic" style:parent-style-name="IIMplementation_20__28_UML_29_">
      <style:graphic-properties draw:textarea-vertical-align="bottom"/>
      <style:paragraph-properties style:writing-mode="lr-tb"/>
    </style:style>
    <style:style style:name="gr10" style:family="graphic" style:parent-style-name="Association_20__28_UML_29_">
      <style:graphic-properties draw:marker-start="Linienspitzen_20_3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0cm"/>
      <style:paragraph-properties style:writing-mode="lr-tb"/>
    </style:style>
    <style:style style:name="P1" style:family="paragraph">
      <style:paragraph-properties fo:text-align="center"/>
      <style:text-properties style:font-name="Noto Sans1"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/>
      <style:text-properties style:font-name="Noto Sans1" fo:font-weight="bold" style:font-weight-asian="bold" style:font-weight-complex="bold"/>
    </style:style>
    <style:style style:name="P3" style:family="paragraph">
      <style:paragraph-properties fo:text-align="center"/>
      <style:text-properties style:font-name="Noto Sans1" fo:font-weight="normal" style:font-weight-asian="normal" style:font-weight-complex="normal"/>
    </style:style>
    <style:style style:name="P4" style:family="paragraph">
      <loext:graphic-properties draw:fill-color="#eeeeee"/>
      <style:paragraph-properties fo:text-align="center"/>
      <style:text-properties style:font-name="Noto Sans1"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fo:color="#808080" loext:opacity="100%"/>
    </style:style>
    <style:style style:name="P6" style:family="paragraph">
      <style:text-properties fo:color="#808080" loext:opacity="100%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4pt" fo:font-style="italic"/>
    </style:style>
    <style:style style:name="P11" style:family="paragraph">
      <loext:graphic-properties draw:fill="none"/>
      <style:text-properties fo:font-size="14pt" fo:font-style="italic"/>
    </style:style>
    <style:style style:name="T1" style:family="text">
      <style:text-properties style:font-name="Noto Sans1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Noto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80808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5.88cm" svg:height="1.4cm" svg:x="7.32cm" svg:y="4.1cm">
          <text:p text:style-name="P1"><text:span text:style-name="T1">IUndoable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88cm" svg:height="1.4cm" svg:x="16.5cm" svg:y="4.1cm">
          <text:p text:style-name="P1"><text:span text:style-name="T1">Concrete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881cm" svg:height="1.4cm" svg:x="1cm" svg:y="1cm">
          <text:p text:style-name="P1"><text:span text:style-name="T1">Invo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6" draw:id="id6" draw:layer="layout" svg:width="5.88cm" svg:height="0.8cm" svg:x="1.001cm" svg:y="2.4cm">
          <text:p text:style-name="P3"><text:span text:style-name="T2">e.g. Button or 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.881cm" svg:height="1.4cm" svg:x="22.8cm" svg:y="1cm">
          <draw:glue-point draw:id="8" svg:x="-0.578cm" svg:y="5cm"/>
          <draw:glue-point draw:id="9" svg:x="0.612cm" svg:y="5cm"/>
          <text:p text:style-name="P1"><text:span text:style-name="T1">(Blazor)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879cm" svg:height="1.4cm" svg:x="16.5cm" svg:y="8.6cm">
          <text:p text:style-name="P1"><text:span text:style-name="T1">Rece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5.879cm" svg:height="0.8cm" svg:x="16.502cm" svg:y="10cm">
          <text:p text:style-name="P3"><text:span text:style-name="T2">+ Ac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5.88cm" svg:height="0.8cm" svg:x="16.5cm" svg:y="5.5cm">
          <text:p text:style-name="P3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layer="layout" draw:line-skew="0.697cm" svg:x1="25.401cm" svg:y1="2.4cm" svg:x2="22.38cm" svg:y2="4.8cm" draw:start-shape="id1" draw:start-glue-point="8" draw:end-shape="id2" draw:end-glue-point="7" svg:d="M25401 2400v2400h-3021" svg:viewBox="0 0 3022 2401">
          <text:p text:style-name="P5">depends on</text:p>
        </draw:connector>
        <draw:connector draw:style-name="gr7" draw:text-style-name="P6" draw:layer="layout" svg:x1="25.74cm" svg:y1="2.4cm" svg:x2="22.379cm" svg:y2="9.3cm" draw:start-shape="id1" draw:start-glue-point="6" draw:end-shape="id3" draw:end-glue-point="7" svg:d="M25740 2400v6900h-3361" svg:viewBox="0 0 3362 6901">
          <text:p><text:span text:style-name="T3">accesses</text:span></text:p>
        </draw:connector>
        <draw:connector draw:style-name="gr8" draw:text-style-name="P8" draw:layer="layout" svg:x1="19.44cm" svg:y1="6.3cm" svg:x2="19.439cm" svg:y2="8.6cm" draw:start-shape="id4" draw:start-glue-point="6" draw:end-shape="id3" draw:end-glue-point="4" svg:d="M19440 6300v1151h-1v1149" svg:viewBox="0 0 2 2301">
          <text:p text:style-name="P7">accesses</text:p>
        </draw:connector>
        <draw:connector draw:style-name="gr9" draw:layer="layout" svg:x1="16.5cm" svg:y1="4.8cm" svg:x2="13.2cm" svg:y2="4.8cm" draw:start-shape="id2" draw:start-glue-point="5" draw:end-shape="id5" draw:end-glue-point="7" svg:d="M16500 4800h-3300" svg:viewBox="0 0 3301 1">
          <text:p>implements</text:p>
        </draw:connector>
        <draw:connector draw:style-name="gr10" draw:layer="layout" svg:x1="3.941cm" svg:y1="3.2cm" svg:x2="7.32cm" svg:y2="4.8cm" draw:start-shape="id6" draw:start-glue-point="6" draw:end-shape="id5" draw:end-glue-point="5" svg:d="M3941 3200v1600h3379" svg:viewBox="0 0 3380 1601">
          <text:p/>
        </draw:connector>
        <draw:custom-shape draw:style-name="gr1" draw:text-style-name="P2" xml:id="id7" draw:id="id7" draw:layer="layout" svg:width="5.88cm" svg:height="1.4cm" svg:x="7.32cm" svg:y="8.6cm">
          <text:p text:style-name="P1"><text:span text:style-name="T1">IUndoabl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88cm" svg:height="1.4cm" svg:x="1cm" svg:y="6.6cm">
          <text:p text:style-name="P1"><text:span text:style-name="T1">ISnackb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7.32cm" svg:y1="9.3cm" svg:x2="3.94cm" svg:y2="8cm" draw:start-shape="id7" draw:start-glue-point="5" draw:end-shape="id8" draw:end-glue-point="6" svg:d="M7320 9300h-3380v-1300" svg:viewBox="0 0 3381 1301">
          <text:p text:style-name="P7">accesses</text:p>
        </draw:connector>
      </draw:page>
      <draw:page draw:name="page2" draw:style-name="dp1" draw:master-page-name="Standard">
        <draw:frame draw:style-name="gr11" draw:text-style-name="P8" draw:layer="layout" svg:width="11.665cm" svg:height="7.619cm" svg:x="8.8cm" svg:y="5.281cm">
          <draw:image xlink:href="Pictures/1000000000000184000000FE3E2E848341EE9A22.png" xlink:type="simple" xlink:show="embed" xlink:actuate="onLoad" draw:mime-type="image/png">
            <text:p/>
          </draw:image>
        </draw:frame>
        <draw:frame draw:style-name="gr12" draw:text-style-name="P9" draw:layer="layout" svg:width="2.682cm" svg:height="0.962cm" svg:x="8.718cm" svg:y="2.638cm">
          <draw:text-box>
            <text:p>Original</text:p>
          </draw:text-box>
        </draw:frame>
        <draw:frame draw:style-name="gr13" draw:text-style-name="P11" draw:layer="layout" svg:width="14.14cm" svg:height="0.806cm" svg:x="8.728cm" svg:y="3.8cm">
          <draw:text-box>
            <text:p text:style-name="P10">https://www.dofactory.com/net/command-design-patter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Line_20_short" draw:display-name="Line short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ienspitzen_20_2" draw:display-name="Linienspitzen 2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ienspitzen_20_3" draw:display-name="Linienspitzen 3" svg:viewBox="0 0 3000 6000" svg:d="M1500 0l1500 3000-1500 3000-1500-3000zM1500 447l-1276 2553 1276 2553 1276-2553z"/>
    <draw:marker draw:name="Linienspitzen_20_4" draw:display-name="Linienspitzen 4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ssociation_20__28_UML_29_" style:display-name="Association (UML)" style:family="graphic" style:parent-style-name="objectwithoutfill">
      <style:graphic-properties draw:stroke="solid" draw:stroke-dash="Dashed_20__28_var_29__20_1" svg:stroke-width="0.05cm" svg:stroke-color="#1c1c1c" draw:marker-start-width="0.275cm" draw:marker-start-center="false" draw:marker-end="Linienspitzen_20_2" draw:marker-end-width="0.375cm" draw:marker-end-center="false" svg:stroke-opacity="100%" draw:stroke-linejoin="round" svg:stroke-linecap="but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0cm" fo:min-width="0cm" fo:padding-top="0cm" fo:padding-bottom="0.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Association_20__28_UML_29_" style:display-name="Association (UML)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4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pendency_20__28_UML_29_" style:display-name="Dependency (UML)" style:family="graphic" style:parent-style-name="objectwithoutfill">
      <style:graphic-properties draw:stroke="dash" draw:stroke-dash="Long_20_Dash" svg:stroke-width="0.05cm" svg:stroke-color="#1c1c1c" draw:marker-start-width="0.28cm" draw:marker-start-center="false" draw:marker-end="Line_20_short" draw:marker-end-width="0.38cm" draw:marker-end-center="false" svg:stroke-opacity="100%" draw:stroke-linejoin="round" svg:stroke-linecap="but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Dependency_20__28_UML_29_" style:display-name="Dependency (UML)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IMplementation_20__28_UML_29_" style:display-name="IIMplementation (UML)" style:family="graphic" style:parent-style-name="objectwithoutfill">
      <style:graphic-properties draw:stroke="dash" draw:stroke-dash="Long_20_Dash" svg:stroke-width="0.05cm" svg:stroke-color="#1c1c1c" draw:marker-start-width="0.275cm" draw:marker-end="Linienspitzen_20_4" draw:marker-end-width="0.375cm" draw:fill="none" draw:fill-gradient-name="Gradient_20_1" draw:fill-hatch-name="Red_20_90_20_Degrees_20_Crossed_20_1" draw:fill-image-name="Bitmap_20_1" draw:textarea-vertical-align="bottom" fo:padding-top="0cm" fo:padding-bottom="0.25cm" fo:padding-left="0.275cm" fo:padding-right="0.275cm"/>
      <style:paragraph-properties fo:text-align="center"/>
      <style:text-properties fo:color="#808080" loext:opacity="100%" fo:font-size="14pt" style:font-size-asian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an Seifert</meta:initial-creator>
    <meta:creation-date>2021-07-25T12:02:56.834000000</meta:creation-date>
    <dc:date>2021-07-25T15:33:21.628000000</dc:date>
    <dc:creator>Jan Seifert</dc:creator>
    <meta:editing-duration>PT2H29M14S</meta:editing-duration>
    <meta:editing-cycles>24</meta:editing-cycles>
    <meta:generator>LibreOffice/7.0.5.2$Windows_X86_64 LibreOffice_project/64390860c6cd0aca4beafafcfd84613dd9dfb63a</meta:generator>
    <meta:document-statistic meta:object-count="19"/>
  </office:meta>
</office:document-meta>
</file>